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6a04" officeooo:paragraph-rsid="00076a0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76a04" officeooo:paragraph-rsid="00076a0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8fb02" officeooo:paragraph-rsid="0008fb0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&amp; GitHub</text:p>
      <text:p text:style-name="P2"/>
      <text:p text:style-name="P2">Run on terminal -&gt; 1. git -&gt; to check is installed or not. If not then run -&gt; sudo apt install git -&gt; command.</text:p>
      <text:p text:style-name="P2"/>
      <text:p text:style-name="P2">2. git inti -&gt; To initialize the git repository in the perticular folder and it is a hidden folder.</text:p>
      <text:p text:style-name="P2">3. ls -a -&gt; To see the hidden files in the folder.</text:p>
      <text:p text:style-name="P3">4. git status -&gt; To see the status of the git repository.</text:p>
      <text:p text:style-name="P3">5. git add [folder_name/file_name] -&gt; To make untracked file tracked.</text:p>
      <text:p text:style-name="P3">6. git commit -m “[any String statement]” -&gt; To add into git repository.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22:49:57.127559000</meta:creation-date>
    <dc:date>2022-07-08T23:24:17.953130303</dc:date>
    <meta:editing-duration>PT24M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1" meta:paragraph-count="7" meta:word-count="93" meta:character-count="469" meta:non-whitespace-character-count="383"/>
  </office:meta>
</office:document-meta>
</file>